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84in"/>
    </style:style>
    <style:style style:name="co3" style:family="table-column">
      <style:table-column-properties fo:break-before="auto" style:column-width="1.7429in"/>
    </style:style>
    <style:style style:name="co4" style:family="table-column">
      <style:table-column-properties fo:break-before="auto" style:column-width="6.211in"/>
    </style:style>
    <style:style style:name="co6" style:family="table-column">
      <style:table-column-properties fo:break-before="auto" style:column-width="1.9055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ro3" style:family="table-row">
      <style:table-row-properties style:row-height="0.206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style:font-name-complex="Arial1"/>
    </style:style>
    <style:style style:name="ce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Use button on objec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pen Crafting Windo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hows blank window where you can click inventory items and place in the wind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Use tools on requisites to open a menu to display what you can create with requisites in the wind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rrange requisites to build ite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losing Crafting Windo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ump all items on objec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ump all requisites <text:s/>in inventory</text:p>
          </table:table-cell>
          <table:table-cell table:number-columns-repeated="3"/>
        </table:table-row>
        <table:table-row table:style-name="ro1">
          <table:table-cell office:value-type="string">
            <text:p>Use Crafting Item on objec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isplay what you can create with inventory requisites and objec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ol</text:p>
          </table:table-cell>
          <table:table-cell office:value-type="string">
            <text:p>Craft</text:p>
          </table:table-cell>
          <table:table-cell office:value-type="string">
            <text:p>Requires</text:p>
          </table:table-cell>
          <table:table-cell table:number-columns-repeated="2"/>
        </table:table-row>
        <table:table-row table:style-name="ro2">
          <table:table-cell office:value-type="string">
            <text:p>General</text:p>
          </table:table-cell>
          <table:table-cell/>
          <table:table-cell office:value-type="string">
            <text:p>Axe</text:p>
          </table:table-cell>
          <table:table-cell office:value-type="string">
            <text:p>Head, Han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oe</text:p>
          </table:table-cell>
          <table:table-cell office:value-type="string">
            <text:p>Head, Han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hovel</text:p>
          </table:table-cell>
          <table:table-cell office:value-type="string">
            <text:p>Head,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ickaxe</text:p>
          </table:table-cell>
          <table:table-cell office:value-type="string">
            <text:p>Head, Han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ammer</text:p>
          </table:table-cell>
          <table:table-cell office:value-type="string">
            <text:p>Head, Ro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aw</text:p>
          </table:table-cell>
          <table:table-cell office:value-type="string">
            <text:p>Handle,Saw Blade</text:p>
          </table:table-cell>
          <table:table-cell table:number-columns-repeated="2"/>
        </table:table-row>
        <table:table-row table:style-name="ro1">
          <table:table-cell office:value-type="string">
            <text:p>Carpentr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isel, Axe, Hammer</text:p>
          </table:table-cell>
          <table:table-cell office:value-type="string">
            <text:p>Carpenters Shop</text:p>
          </table:table-cell>
          <table:table-cell office:value-type="string">
            <text:p>Plank(5), Rod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w</text:p>
          </table:table-cell>
          <table:table-cell office:value-type="string">
            <text:p>Plank</text:p>
          </table:table-cell>
          <table:table-cell office:value-type="string">
            <text:p>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Handle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Rod</text:p>
          </table:table-cell>
          <table:table-cell office:value-type="string">
            <text:p>Plank/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Chisel</text:p>
          </table:table-cell>
          <table:table-cell office:value-type="string">
            <text:p>Rock, R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Axe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Hoe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Shovel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Pickaxe Head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 or Rock</text:p>
          </table:table-cell>
          <table:table-cell office:value-type="string">
            <text:p>Wood Hammer Head</text:p>
          </table:table-cell>
          <table:table-cell office:value-type="string">
            <text:p>L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penters Shop</text:p>
          </table:table-cell>
          <table:table-cell office:value-type="string">
            <text:p>Planer</text:p>
          </table:table-cell>
          <table:table-cell office:value-type="string">
            <text:p>Plank, Handle, Planar Pa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</text:p>
          </table:table-cell>
          <table:table-cell table:style-name="ce1" office:value-type="string">
            <text:p>Treetap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mmer</text:p>
          </table:table-cell>
          <table:table-cell office:value-type="string">
            <text:p>Rock Saw</text:p>
          </table:table-cell>
          <table:table-cell office:value-type="string">
            <text:p>Rock, Hand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penters Shop, Saw</text:p>
          </table:table-cell>
          <table:table-cell office:value-type="string">
            <text:p>Loom</text:p>
          </table:table-cell>
          <table:table-cell office:value-type="string">
            <text:p>Plant(5), Rod(5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e, Hammer</text:p>
          </table:table-cell>
          <table:table-cell office:value-type="string">
            <text:p>Tub</text:p>
          </table:table-cell>
          <table:table-cell office:value-type="string">
            <text:p>Plank, Meal Hoop(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e, Hammer</text:p>
          </table:table-cell>
          <table:table-cell office:value-type="string">
            <text:p>Barrel</text:p>
          </table:table-cell>
          <table:table-cell office:value-type="string">
            <text:p>Plank, Meal Hoop(3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e, Hammer</text:p>
          </table:table-cell>
          <table:table-cell office:value-type="string">
            <text:p>Scaffolding</text:p>
          </table:table-cell>
          <table:table-cell office:value-type="string">
            <text:p>Pl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w</text:p>
          </table:table-cell>
          <table:table-cell office:value-type="string">
            <text:p>Tanners Rack</text:p>
          </table:table-cell>
          <table:table-cell office:value-type="string">
            <text:p>Plank(4), Threa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arbide Chisel</text:p>
          </table:table-cell>
          <table:table-cell office:value-type="string">
            <text:p>RockBrick</text:p>
          </table:table-cell>
          <table:table-cell table:number-columns-repeated="3"/>
        </table:table-row>
        <table:table-row table:style-name="ro1">
          <table:table-cell office:value-type="string">
            <text:p>Stone Masonry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Masons Workbench</text:p>
          </table:table-cell>
          <table:table-cell office:value-type="string">
            <text:p>Rock(10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mmer, Rod</text:p>
          </table:table-cell>
          <table:table-cell office:value-type="string">
            <text:p>Mortar Mix</text:p>
          </table:table-cell>
          <table:table-cell office:value-type="string">
            <text:p>Crushed Limestone, Wa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mmer, Rod</text:p>
          </table:table-cell>
          <table:table-cell office:value-type="string">
            <text:p>Brick</text:p>
          </table:table-cell>
          <table:table-cell office:value-type="string">
            <text:p>Crushed Rock/Sand(3):Clay(1); Bake in furnace for extra durability 1000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atu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Chair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Bowl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Vas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Wall</text:p>
          </table:table-cell>
          <table:table-cell office:value-type="string">
            <text:p>Rock(5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Axe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Hoe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Shovel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Pickaxe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tone Hammer Head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Sculptur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Cast(For Pouring molds)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Mortar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Pestle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sel, Hammer</text:p>
          </table:table-cell>
          <table:table-cell office:value-type="string">
            <text:p>Gloryhole</text:p>
          </table:table-cell>
          <table:table-cell office:value-type="string">
            <text:p>Mortar mix(2), Brick(20)</text:p>
          </table:table-cell>
          <table:table-cell table:number-columns-repeated="2"/>
        </table:table-row>
        <table:table-row table:style-name="ro1">
          <table:table-cell office:value-type="string">
            <text:p>Refining</text:p>
          </table:table-cell>
          <table:table-cell/>
          <table:table-cell office:value-type="string">
            <text:p>Coal Furnace</text:p>
          </table:table-cell>
          <table:table-cell office:value-type="string">
            <text:p>Brick(22),Mortar Mix(5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last Furnace</text:p>
          </table:table-cell>
          <table:table-cell office:value-type="string">
            <text:p>Iron Ingot(20),Bolt(10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Chromium Ingot</text:p>
          </table:table-cell>
          <table:table-cell office:value-type="string">
            <text:p>Chromite(Chromium Ore)</text:p>
          </table:table-cell>
          <table:table-cell office:value-type="string">
            <text:p>Temp in C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ungsten Ingot</text:p>
          </table:table-cell>
          <table:table-cell office:value-type="string">
            <text:p>Scheelite(Tungsten Ore)</text:p>
          </table:table-cell>
          <table:table-cell office:value-type="float" office:value="3430">
            <text:p>343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antalum Ingot</text:p>
          </table:table-cell>
          <table:table-cell office:value-type="string">
            <text:p>Coltan(niobium/tantalum ore)</text:p>
          </table:table-cell>
          <table:table-cell office:value-type="float" office:value="3422">
            <text:p>342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Iron Ingot</text:p>
          </table:table-cell>
          <table:table-cell office:value-type="string">
            <text:p>Hematite(Iron Ore)</text:p>
          </table:table-cell>
          <table:table-cell office:value-type="float" office:value="3020">
            <text:p>302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Cobalt Ingot</text:p>
          </table:table-cell>
          <table:table-cell office:value-type="string">
            <text:p>Cobaltite(Cobalt ore)</text:p>
          </table:table-cell>
          <table:table-cell office:value-type="float" office:value="2802">
            <text:p>280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Nickel Ingot</text:p>
          </table:table-cell>
          <table:table-cell office:value-type="string">
            <text:p>Pentlandite(Iron-nickel ore 1:1)</text:p>
          </table:table-cell>
          <table:table-cell office:value-type="float" office:value="2723">
            <text:p>2723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Niobium Ingot</text:p>
          </table:table-cell>
          <table:table-cell office:value-type="string">
            <text:p>Coltan(niobium/tantalum ore)</text:p>
          </table:table-cell>
          <table:table-cell office:value-type="float" office:value="2651">
            <text:p>265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Copper Ingot</text:p>
          </table:table-cell>
          <table:table-cell office:value-type="string">
            <text:p>Chalcocite and Chalcopyrite(Copper Ore)</text:p>
          </table:table-cell>
          <table:table-cell office:value-type="float" office:value="2469">
            <text:p>2469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Gold Ingot</text:p>
          </table:table-cell>
          <table:table-cell office:value-type="string">
            <text:p>Gold Ore</text:p>
          </table:table-cell>
          <table:table-cell office:value-type="float" office:value="1981">
            <text:p>198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Silver Ingot</text:p>
          </table:table-cell>
          <table:table-cell office:value-type="string">
            <text:p>Galena(Lead/Silver)</text:p>
          </table:table-cell>
          <table:table-cell office:value-type="float" office:value="1945">
            <text:p>1945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horium Ingot</text:p>
          </table:table-cell>
          <table:table-cell office:value-type="string">
            <text:p>Monazite(Thorium Ore)</text:p>
          </table:table-cell>
          <table:table-cell office:value-type="float" office:value="1761">
            <text:p>176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itanium Ingot</text:p>
          </table:table-cell>
          <table:table-cell office:value-type="string">
            <text:p>Ilmenite(Minor Iron Major Titanium ore</text:p>
          </table:table-cell>
          <table:table-cell office:value-type="float" office:value="1755">
            <text:p>1755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Uranium Ingot</text:p>
          </table:table-cell>
          <table:table-cell office:value-type="string">
            <text:p>Uranite(Uranium Ore)</text:p>
          </table:table-cell>
          <table:table-cell office:value-type="float" office:value="1662">
            <text:p>166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Arsenic Ingot</text:p>
          </table:table-cell>
          <table:table-cell office:value-type="string">
            <text:p>Arsenopyrite(Arsenic Iron Ore)</text:p>
          </table:table-cell>
          <table:table-cell office:value-type="float" office:value="1135">
            <text:p>1135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Zinc Ingot</text:p>
          </table:table-cell>
          <table:table-cell office:value-type="string">
            <text:p>Sphalerite(Zinc Ore)</text:p>
          </table:table-cell>
          <table:table-cell office:value-type="float" office:value="816">
            <text:p>816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Aluminum Ingot</text:p>
          </table:table-cell>
          <table:table-cell office:value-type="string">
            <text:p>Bauxite(Aluminum Ore)</text:p>
          </table:table-cell>
          <table:table-cell office:value-type="float" office:value="782">
            <text:p>782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Lead Ingot</text:p>
          </table:table-cell>
          <table:table-cell office:value-type="string">
            <text:p>Galena(Lead/Silver)</text:p>
          </table:table-cell>
          <table:table-cell office:value-type="float" office:value="660">
            <text:p>66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Tin Ingot</text:p>
          </table:table-cell>
          <table:table-cell office:value-type="string">
            <text:p>Cassiterite(Tin Ore)</text:p>
          </table:table-cell>
          <table:table-cell office:value-type="float" office:value="621">
            <text:p>621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Mercury</text:p>
          </table:table-cell>
          <table:table-cell office:value-type="string">
            <text:p>Cinnabar(Mercury Ore)</text:p>
          </table:table-cell>
          <table:table-cell office:value-type="float" office:value="450">
            <text:p>450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Brass Ingot</text:p>
          </table:table-cell>
          <table:table-cell office:value-type="string">
            <text:p>Copper,Zinc Ingots</text:p>
          </table:table-cell>
          <table:table-cell office:value-type="float" office:value="-38">
            <text:p>-38</text:p>
          </table:table-cell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Bronze Ingot</text:p>
          </table:table-cell>
          <table:table-cell office:value-type="string">
            <text:p>Copper,Tin Ingots</text:p>
          </table:table-cell>
          <table:table-cell/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Coal/Blast Furnace</text:p>
          </table:table-cell>
          <table:table-cell office:value-type="string">
            <text:p>Solder</text:p>
          </table:table-cell>
          <table:table-cell office:value-type="string">
            <text:p>Lead,Tin Ingots</text:p>
          </table:table-cell>
          <table:table-cell/>
          <table:table-cell office:value-type="string">
            <text:p>Bellows, Fuel, Tongs; 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Cast Iron Ingot</text:p>
          </table:table-cell>
          <table:table-cell office:value-type="string">
            <text:p>Iron Ingot, Carbon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Wrought Iron Ingot</text:p>
          </table:table-cell>
          <table:table-cell office:value-type="string">
            <text:p>Iron Ingot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Steel Ingot</text:p>
          </table:table-cell>
          <table:table-cell office:value-type="string">
            <text:p>Iron Ingot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/>
          <table:table-cell office:value-type="string">
            <text:p>Blast Furnace</text:p>
          </table:table-cell>
          <table:table-cell office:value-type="string">
            <text:p>Stainless Steel Ingot</text:p>
          </table:table-cell>
          <table:table-cell office:value-type="string">
            <text:p>Iron, Chromium ingots</text:p>
          </table:table-cell>
          <table:table-cell/>
          <table:table-cell office:value-type="string">
            <text:p>Fuel, Limestone, Air Pump</text:p>
          </table:table-cell>
        </table:table-row>
        <table:table-row table:style-name="ro1">
          <table:table-cell office:value-type="string">
            <text:p>Blacksmith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isel, Axe, Hammer</text:p>
          </table:table-cell>
          <table:table-cell office:value-type="string">
            <text:p>Blacksmithing Shop</text:p>
          </table:table-cell>
          <table:table-cell office:value-type="string">
            <text:p>Brick(16), An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acksmithing Shop</text:p>
          </table:table-cell>
          <table:table-cell office:value-type="string">
            <text:p>Anvil</text:p>
          </table:table-cell>
          <table:table-cell office:value-type="string">
            <text:p>Iron Ingot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Rock Hammer, Furnace</text:p>
          </table:table-cell>
          <table:table-cell office:value-type="string">
            <text:p>Smithing Hammer</text:p>
          </table:table-cell>
          <table:table-cell office:value-type="string">
            <text:p>Handle, 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Tongs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Carbide Chisel</text:p>
          </table:table-cell>
          <table:table-cell office:value-type="string">
            <text:p>Iron Ingot, Carb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Fuller(Forming everything else)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Hardy(Weapons)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Planar Part</text:p>
          </table:table-cell>
          <table:table-cell office:value-type="string">
            <text:p>Iron Ingo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Pickax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Shovelax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Ho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nvil, Smithing Hammer, Furnace</text:p>
          </table:table-cell>
          <table:table-cell table:style-name="ce2" office:value-type="string">
            <text:p>Shears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Hammer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Anvil, Smithing Hammer, Furnace</text:p>
          </table:table-cell>
          <table:table-cell table:style-name="ce2" office:value-type="string">
            <text:p>Metal Axe Hea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lacksmithing Shop</text:p>
          </table:table-cell>
          <table:table-cell office:value-type="string">
            <text:p>Metal Pickaxe</text:p>
          </table:table-cell>
          <table:table-cell table:style-name="ce2" office:value-type="string">
            <text:p>Pickaxe Head, Handle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lacksmithing Shop</text:p>
          </table:table-cell>
          <table:table-cell office:value-type="string">
            <text:p>Metal Shovelaxe</text:p>
          </table:table-cell>
          <table:table-cell table:style-name="ce2" office:value-type="string">
            <text:p>Shovelaxe Head, Handl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lacksmithing Shop</text:p>
          </table:table-cell>
          <table:table-cell office:value-type="string">
            <text:p>Metal Hoe</text:p>
          </table:table-cell>
          <table:table-cell table:style-name="ce2" office:value-type="string">
            <text:p>Hoe Head, Handl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Blacksmithing Shop</text:p>
          </table:table-cell>
          <table:table-cell office:value-type="string">
            <text:p>Metal Hammer</text:p>
          </table:table-cell>
          <table:table-cell table:style-name="ce2" office:value-type="string">
            <text:p>Hammer Head, Handle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Blacksmithing Shop</text:p>
          </table:table-cell>
          <table:table-cell office:value-type="string">
            <text:p>Metal Axe</text:p>
          </table:table-cell>
          <table:table-cell table:style-name="ce2" office:value-type="string">
            <text:p>Axe Head, Hand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etal Hoop</text:p>
          </table:table-cell>
          <table:table-cell office:value-type="string">
            <text:p>Iron Ingot, Fuller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Wrench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office:value-type="string">
            <text:p>Monkey wrench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2" office:value-type="string">
            <text:p>Wire Cutt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rbide Chisel, Anvil, Smithing Hammer</text:p>
          </table:table-cell>
          <table:table-cell office:value-type="string">
            <text:p>Saw Blade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ck, Anvil, Smithing Hammer</text:p>
          </table:table-cell>
          <table:table-cell office:value-type="string">
            <text:p>Sewing Kit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</text:p>
          </table:table-cell>
          <table:table-cell office:value-type="string">
            <text:p>Metal Rod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vil, Smithing Hammer, Furnace, Fuller</text:p>
          </table:table-cell>
          <table:table-cell office:value-type="string">
            <text:p>Cauldron</text:p>
          </table:table-cell>
          <table:table-cell office:value-type="string">
            <text:p>Ingot</text:p>
          </table:table-cell>
          <table:table-cell table:number-columns-repeated="2"/>
        </table:table-row>
        <table:table-row table:style-name="ro1">
          <table:table-cell office:value-type="string">
            <text:p>Weaving</text:p>
          </table:table-cell>
          <table:table-cell office:value-type="string">
            <text:p>Loom</text:p>
          </table:table-cell>
          <table:table-cell office:value-type="string">
            <text:p>Thread</text:p>
          </table:table-cell>
          <table:table-cell office:value-type="string">
            <text:p>Raw Cotton/Wool/Hem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om</text:p>
          </table:table-cell>
          <table:table-cell office:value-type="string">
            <text:p>Fabric</text:p>
          </table:table-cell>
          <table:table-cell office:value-type="string">
            <text:p>Thread</text:p>
          </table:table-cell>
          <table:table-cell table:number-columns-repeated="2"/>
        </table:table-row>
        <table:table-row table:style-name="ro1">
          <table:table-cell office:value-type="string">
            <text:p>Tailoring</text:p>
          </table:table-cell>
          <table:table-cell office:value-type="string">
            <text:p>Sewing Kit</text:p>
          </table:table-cell>
          <table:table-cell office:value-type="string">
            <text:p>Cloth Bolt</text:p>
          </table:table-cell>
          <table:table-cell office:value-type="string">
            <text:p>Fabr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, Scissors</text:p>
          </table:table-cell>
          <table:table-cell office:value-type="string">
            <text:p>Shirt</text:p>
          </table:table-cell>
          <table:table-cell office:value-type="string">
            <text:p>Fabr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, Scissors</text:p>
          </table:table-cell>
          <table:table-cell office:value-type="string">
            <text:p>Blouse</text:p>
          </table:table-cell>
          <table:table-cell office:value-type="string">
            <text:p>Fabr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, Scissors</text:p>
          </table:table-cell>
          <table:table-cell office:value-type="string">
            <text:p>Pants</text:p>
          </table:table-cell>
          <table:table-cell office:value-type="string">
            <text:p>Fabric</text:p>
          </table:table-cell>
          <table:table-cell table:number-columns-repeated="2"/>
        </table:table-row>
        <table:table-row table:style-name="ro1">
          <table:table-cell office:value-type="string">
            <text:p>Tanning</text:p>
          </table:table-cell>
          <table:table-cell office:value-type="string">
            <text:p>Tanners Rack</text:p>
          </table:table-cell>
          <table:table-cell office:value-type="string">
            <text:p>Leather</text:p>
          </table:table-cell>
          <table:table-cell office:value-type="string">
            <text:p>Animal Skin, 1 Da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nners Rack, Rock/Chisel</text:p>
          </table:table-cell>
          <table:table-cell office:value-type="string">
            <text:p>Animal Skin</text:p>
          </table:table-cell>
          <table:table-cell office:value-type="string">
            <text:p>Animal Pelt</text:p>
          </table:table-cell>
          <table:table-cell table:number-columns-repeated="2"/>
        </table:table-row>
        <table:table-row table:style-name="ro1">
          <table:table-cell office:value-type="string">
            <text:p>Leatherworking</text:p>
          </table:table-cell>
          <table:table-cell office:value-type="string">
            <text:p>Scissors</text:p>
          </table:table-cell>
          <table:table-cell office:value-type="string">
            <text:p>Leather</text:p>
          </table:table-cell>
          <table:table-cell office:value-type="string">
            <text:p>Animal Sk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cissors</text:p>
          </table:table-cell>
          <table:table-cell office:value-type="string">
            <text:p>Animal Thread</text:p>
          </table:table-cell>
          <table:table-cell office:value-type="string">
            <text:p>Animal Sk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</text:p>
          </table:table-cell>
          <table:table-cell office:value-type="string">
            <text:p>Leather Tunic</text:p>
          </table:table-cell>
          <table:table-cell office:value-type="string">
            <text:p>Leather(2), Animal Thread(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wing Kit</text:p>
          </table:table-cell>
          <table:table-cell office:value-type="string">
            <text:p>Leather Pants</text:p>
          </table:table-cell>
          <table:table-cell office:value-type="string">
            <text:p>Leather(4), Animal Thread(3)</text:p>
          </table:table-cell>
          <table:table-cell table:number-columns-repeated="2"/>
        </table:table-row>
        <table:table-row table:style-name="ro1">
          <table:table-cell office:value-type="string">
            <text:p>Whitesmithing</text:p>
          </table:table-cell>
          <table:table-cell office:value-type="string">
            <text:p>Hammer, Chisel</text:p>
          </table:table-cell>
          <table:table-cell office:value-type="string">
            <text:p>Jewelry</text:p>
          </table:table-cell>
          <table:table-cell office:value-type="string">
            <text:p>Gold/Silver Ingot(, Gem)</text:p>
          </table:table-cell>
          <table:table-cell table:number-columns-repeated="2"/>
        </table:table-row>
        <table:table-row table:style-name="ro1">
          <table:table-cell office:value-type="string">
            <text:p>Dyer</text:p>
          </table:table-cell>
          <table:table-cell office:value-type="string">
            <text:p>Mortar, Pestle</text:p>
          </table:table-cell>
          <table:table-cell office:value-type="string">
            <text:p>Paint, Colored Ingot, Dye Tub</text:p>
          </table:table-cell>
          <table:table-cell office:value-type="string">
            <text:p>Dye Mineral(See assets); Paint Roller, Ingot, Tub</text:p>
          </table:table-cell>
          <table:table-cell table:number-columns-repeated="2"/>
        </table:table-row>
        <table:table-row table:style-name="ro1">
          <table:table-cell office:value-type="string">
            <text:p>Glassworker</text:p>
          </table:table-cell>
          <table:table-cell office:value-type="string">
            <text:p>Gloryhole, Metal Rod, Fuller</text:p>
          </table:table-cell>
          <table:table-cell office:value-type="string">
            <text:p>Jar, Bottle, Flask, Beaker, Carboy</text:p>
          </table:table-cell>
          <table:table-cell office:value-type="string">
            <text:p>Sand</text:p>
          </table:table-cell>
          <table:table-cell table:number-columns-repeated="2"/>
        </table:table-row>
        <table:table-row table:style-name="ro1">
          <table:table-cell office:value-type="string">
            <text:p>Alchemy</text:p>
          </table:table-cell>
          <table:table-cell office:value-type="string">
            <text:p>Mortar, Pestle</text:p>
          </table:table-cell>
          <table:table-cell office:value-type="string">
            <text:p>Emerald, Aquamarine, Tourmaline, Ruby, Bloodstone, Garnet, Sapphire</text:p>
          </table:table-cell>
          <table:table-cell office:value-type="string">
            <text:p>Gem Du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Philosophers Stone</text:p>
          </table:table-cell>
          <table:table-cell office:value-type="string">
            <text:p>Emerald, Aquamarine, Tourmaline, Ruby, Bloodstone, Garnet, Sapphire Dusts; Diamond 3000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Gold Ingot</text:p>
          </table:table-cell>
          <table:table-cell office:value-type="string">
            <text:p>Philosophers Stone, Iron Ingot(8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Diamond</text:p>
          </table:table-cell>
          <table:table-cell office:value-type="string">
            <text:p>Philosophers Stone, Gold Ingot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Coal</text:p>
          </table:table-cell>
          <table:table-cell office:value-type="string">
            <text:p>Philosophers Stone, Charcoal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Alchemical Coal</text:p>
          </table:table-cell>
          <table:table-cell office:value-type="string">
            <text:p>Philosophers Stone, Coal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Mobius Fuel</text:p>
          </table:table-cell>
          <table:table-cell office:value-type="string">
            <text:p>Philosophers Stone, Alchemical Coal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Aeternalis Fuel</text:p>
          </table:table-cell>
          <table:table-cell office:value-type="string">
            <text:p>Philosophers Stone, Mobius Fuel(4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Dark Matter</text:p>
          </table:table-cell>
          <table:table-cell office:value-type="string">
            <text:p>Aeternalis Fuel(8), Diamond(9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Red Matter</text:p>
          </table:table-cell>
          <table:table-cell office:value-type="string">
            <text:p>Dark Matter(3), Aeternalis Fuel(6)</text:p>
          </table:table-cell>
          <table:table-cell table:number-columns-repeated="2"/>
        </table:table-row>
        <table:table-row table:style-name="ro1">
          <table:table-cell office:value-type="string">
            <text:p>Brewing</text:p>
          </table:table-cell>
          <table:table-cell office:value-type="string">
            <text:p>Mortar, Pestle</text:p>
          </table:table-cell>
          <table:table-cell office:value-type="string">
            <text:p>Malt</text:p>
          </table:table-cell>
          <table:table-cell office:value-type="string">
            <text:p>Grain(2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rtar, Pestle</text:p>
          </table:table-cell>
          <table:table-cell office:value-type="string">
            <text:p>Flavoring</text:p>
          </table:table-cell>
          <table:table-cell office:value-type="string">
            <text:p>Berries, Nuts, Et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uldron, Furnace</text:p>
          </table:table-cell>
          <table:table-cell office:value-type="string">
            <text:p>Heated Malts</text:p>
          </table:table-cell>
          <table:table-cell office:value-type="string">
            <text:p>Malt, Flavor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boy</text:p>
          </table:table-cell>
          <table:table-cell office:value-type="string">
            <text:p>Fermentation Product</text:p>
          </table:table-cell>
          <table:table-cell office:value-type="string">
            <text:p>Heated Malts, Yeast, 1 da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rrel</text:p>
          </table:table-cell>
          <table:table-cell office:value-type="string">
            <text:p>Keg of Alcohol</text:p>
          </table:table-cell>
          <table:table-cell office:value-type="string">
            <text:p>Fermentation Product, Fabric</text:p>
          </table:table-cell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C51:Sheet1.E6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14:5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11:44:40.58</meta:creation-date>
    <meta:generator>LibreOffice/3.4$Win32 LibreOffice_project/340m1$Build-502</meta:generator>
    <dc:date>2012-08-30T14:52:41.47</dc:date>
    <meta:editing-duration>PT22H10M34S</meta:editing-duration>
    <meta:editing-cycles>3</meta:editing-cycles>
    <meta:document-statistic meta:table-count="3" meta:cell-count="441" meta:object-count="0"/>
  </office:meta>
</office:document-meta>
</file>